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99e81"/>
    </style:style>
    <style:style style:name="P2" style:family="paragraph" style:parent-style-name="Standard">
      <style:text-properties officeooo:paragraph-rsid="000c9581"/>
    </style:style>
    <style:style style:name="P3" style:family="paragraph" style:parent-style-name="Standard">
      <style:text-properties officeooo:paragraph-rsid="000df145"/>
    </style:style>
    <style:style style:name="P4" style:family="paragraph" style:parent-style-name="Standard">
      <style:text-properties officeooo:paragraph-rsid="000f4e59"/>
    </style:style>
    <style:style style:name="P5" style:family="paragraph" style:parent-style-name="Standard">
      <style:text-properties style:font-name="Comic Sans MS" officeooo:paragraph-rsid="0014c5ff"/>
    </style:style>
    <style:style style:name="P6" style:family="paragraph" style:parent-style-name="Standard">
      <style:text-properties style:font-name="Comic Sans MS" officeooo:paragraph-rsid="00199e81"/>
    </style:style>
    <style:style style:name="P7" style:family="paragraph" style:parent-style-name="Standard">
      <style:text-properties officeooo:paragraph-rsid="0014c5ff"/>
    </style:style>
    <style:style style:name="P8" style:family="paragraph" style:parent-style-name="Standard">
      <style:paragraph-properties fo:text-align="end" style:justify-single-word="false"/>
      <style:text-properties officeooo:paragraph-rsid="000f4e59"/>
    </style:style>
    <style:style style:name="P9" style:family="paragraph" style:parent-style-name="Standard">
      <style:paragraph-properties fo:text-align="end" style:justify-single-word="false"/>
      <style:text-properties officeooo:paragraph-rsid="00199e81"/>
    </style:style>
    <style:style style:name="P10" style:family="paragraph" style:parent-style-name="Standard">
      <style:text-properties officeooo:paragraph-rsid="00199e81"/>
    </style:style>
    <style:style style:name="P11" style:family="paragraph" style:parent-style-name="Standard">
      <style:text-properties fo:font-size="11pt" fo:font-weight="bold" officeooo:paragraph-rsid="000df145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bold" officeooo:paragraph-rsid="00199e81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officeooo:paragraph-rsid="000c9581" style:font-size-asian="11pt" style:font-size-complex="11pt"/>
    </style:style>
    <style:style style:name="P14" style:family="paragraph" style:parent-style-name="Standard">
      <style:text-properties fo:font-size="11pt" officeooo:paragraph-rsid="00199e81" style:font-size-asian="11pt" style:font-size-complex="11pt"/>
    </style:style>
    <style:style style:name="T1" style:family="text">
      <style:text-properties officeooo:rsid="000c9581"/>
    </style:style>
    <style:style style:name="T2" style:family="text">
      <style:text-properties officeooo:rsid="000df145"/>
    </style:style>
    <style:style style:name="T3" style:family="text">
      <style:text-properties officeooo:rsid="000f4e59"/>
    </style:style>
    <style:style style:name="T4" style:family="text">
      <style:text-properties fo:font-weight="bold" officeooo:rsid="000f4e59" style:font-weight-asian="bold" style:font-weight-complex="bold"/>
    </style:style>
    <style:style style:name="T5" style:family="text">
      <style:text-properties fo:font-weight="bold" officeooo:rsid="0017877e" style:font-weight-asian="bold" style:font-weight-complex="bold"/>
    </style:style>
    <style:style style:name="T6" style:family="text">
      <style:text-properties fo:font-weight="bold" officeooo:rsid="000c9581" style:font-weight-asian="bold" style:font-weight-complex="bold"/>
    </style:style>
    <style:style style:name="T7" style:family="text">
      <style:text-properties fo:font-weight="bold" officeooo:rsid="0014c5ff" style:font-weight-asian="bold" style:font-weight-complex="bold"/>
    </style:style>
    <style:style style:name="T8" style:family="text">
      <style:text-properties fo:font-style="italic" officeooo:rsid="000f4e59" style:font-style-asian="italic" style:font-style-complex="italic"/>
    </style:style>
    <style:style style:name="T9" style:family="text">
      <style:text-properties fo:font-style="italic" officeooo:rsid="0014c5ff" style:font-style-asian="italic" style:font-style-complex="italic"/>
    </style:style>
    <style:style style:name="T10" style:family="text">
      <style:text-properties officeooo:rsid="0014c5ff"/>
    </style:style>
    <style:style style:name="T11" style:family="text">
      <style:text-properties officeooo:rsid="0017877e"/>
    </style:style>
    <style:style style:name="T12" style:family="text">
      <style:text-properties fo:font-size="13pt" fo:font-weight="bold" officeooo:rsid="0017877e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0c9581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14c5ff" style:font-size-asian="13pt" style:font-weight-asian="bold" style:font-size-complex="13pt" style:font-weight-complex="bold"/>
    </style:style>
    <style:style style:name="T15" style:family="text">
      <style:text-properties style:font-name="Comic Sans MS" fo:font-weight="bold" officeooo:rsid="000f4e59" style:font-weight-asian="bold" style:font-weight-complex="bold"/>
    </style:style>
    <style:style style:name="T16" style:family="text">
      <style:text-properties style:font-name="Comic Sans MS" officeooo:rsid="000f4e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Évaluation sur les connecteurs spatio-temporels et logiques</text:span></text:h>
      <text:p text:style-name="P13"><text:span text:style-name="T5">1) </text:span><text:span text:style-name="T6">Relever dans </text:span><text:span text:style-name="T7">le texte suivant</text:span><text:span text:style-name="T6"> tous les connecteurs spatiaux et temporels</text:span></text:p>
      <text:p text:style-name="P2"><text:span text:style-name="T1"/></text:p>
      <text:p text:style-name="P5"><text:span text:style-name="T10">Le lundi matin, une pelleteuse apparut dans notre rue. Dès 8 heures, les ouvriers se mirent à l'ouvrage. Sur le trottoir d'en face, ils firent des marques à la peinture. Puis, ils creusèrent le long des marques. Au bout du trottoir, alors qu'ils avaient presque fini, ils butèrent sur quelque chose de solide. En-dessous du gouvernement, les ouvriers découvrirent les restes de murs très anciens.</text:span></text:p>
      <text:p text:style-name="P7"><text:span text:style-name="T10"/></text:p>
      <text:p text:style-name="P11"><text:span text:style-name="T11">2) </text:span><text:span text:style-name="T2">Classe les connecteurs logiques en gras selon leur sens : addition, conséquence, enchaînement, opposition</text:span></text:p>
      <text:p text:style-name="P3"/>
      <text:p text:style-name="P4"><text:span text:style-name="T3">FROSINE</text:span></text:p>
      <text:p text:style-name="P4"><text:span text:style-name="T15">Premièrement</text:span><text:span text:style-name="T16">, elle est nourrie et élevée dans une grande épargne de bouche ; c'est une fille accoutumée à vivre de salade, de lait, de fromage et de pommes, et à laquelle </text:span><text:span text:style-name="T15">par conséquent</text:span><text:span text:style-name="T16"> il ne faudra ni table bien servie, ni consommés exquis, ni orges mondés perpétuels, ni les autres délicatesses qu'il faudrait pour une autre femme ; et cela ne va pas à si peu de chose, qu'il ne monte bien, tous les ans, à trois mille francs pour le moins. </text:span><text:span text:style-name="T15">Outre cela</text:span><text:span text:style-name="T16">, elle n'est curieuse que d'une propreté fort simple, et n'aime point les superbes habits, ni les riches bijoux, ni les meubles somptueux, où donnent ses pareilles avec tant de chaleur ; et cet article-là vaut plus de quatre mille livres par an. </text:span><text:span text:style-name="T15">De plus</text:span><text:span text:style-name="T16">, elle a une aversion horrible pour le jeu, ce qui n'est pas commun aux femmes d'aujourd'hui ; et j'en sais une de nos quartiers qui a perdu, à trente-et-quarante, vingt mille francs cette année. Mais n'en prenons rien que le quart.</text:span></text:p>
      <text:p text:style-name="P8"><text:span text:style-name="T3">Molière, </text:span><text:span text:style-name="T8">L'Avare</text:span><text:span text:style-name="T3">, II, 5 (1668)</text:span></text:p>
      <text:h text:style-name="P1" text:outline-level="1"><text:span text:style-name="T1">Évaluation sur les connecteurs spatio-temporels et logiques</text:span></text:h>
      <text:p text:style-name="P14"><text:span text:style-name="T5">1) </text:span><text:span text:style-name="T6">Relever dans </text:span><text:span text:style-name="T7">le texte suivant</text:span><text:span text:style-name="T6"> tous les connecteurs spatiaux et temporels</text:span></text:p>
      <text:p text:style-name="P10"><text:span text:style-name="T1"/></text:p>
      <text:p text:style-name="P6"><text:span text:style-name="T10">Le lundi matin, une pelleteuse apparut dans notre rue. Dès 8 heures, les ouvriers se mirent à l'ouvrage. Sur le trottoir d'en face, ils firent des marques à la peinture. Puis, ils creusèrent le long des marques. Au bout du trottoir, alors qu'ils avaient presque fini, ils butèrent sur quelque chose de solide. En-dessous du gouvernement, les ouvriers découvrirent les restes de murs très anciens.</text:span></text:p>
      <text:p text:style-name="P10"><text:span text:style-name="T10"/></text:p>
      <text:p text:style-name="P12"><text:span text:style-name="T11">2) </text:span><text:span text:style-name="T2">Classe les connecteurs logiques en gras selon leur sens : addition, conséquence, enchaînement, opposition</text:span></text:p>
      <text:p text:style-name="P10"/>
      <text:p text:style-name="P10"><text:span text:style-name="T3">FROSINE</text:span></text:p>
      <text:p text:style-name="P10"><text:span text:style-name="T15">Premièrement</text:span><text:span text:style-name="T16">, elle est nourrie et élevée dans une grande épargne de bouche ; c'est une fille accoutumée à vivre de salade, de lait, de fromage et de pommes, et à laquelle </text:span><text:span text:style-name="T15">par conséquent</text:span><text:span text:style-name="T16"> il ne faudra ni table bien servie, ni consommés exquis, ni orges mondés perpétuels, ni les autres délicatesses qu'il faudrait pour une autre femme ; et cela ne va pas à si peu de chose, qu'il ne monte bien, tous les ans, à trois mille francs pour le moins. </text:span><text:span text:style-name="T15">Outre cela</text:span><text:span text:style-name="T16">, elle n'est curieuse que d'une propreté fort simple, et n'aime point les superbes habits, ni les riches bijoux, ni les meubles somptueux, où donnent ses pareilles avec tant de chaleur ; et cet article-là vaut plus de quatre mille livres par an. </text:span><text:span text:style-name="T15">De plus</text:span><text:span text:style-name="T16">, elle a une aversion horrible pour le jeu, ce qui n'est pas commun aux femmes d'aujourd'hui ; et j'en sais une de nos quartiers qui a perdu, à trente-et-quarante, vingt mille francs cette année. Mais n'en prenons rien que le quart.</text:span></text:p>
      <text:p text:style-name="P9"><text:span text:style-name="T3">Molière, </text:span><text:span text:style-name="T8">L'Avare</text:span><text:span text:style-name="T3">, II, 5 (1668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8:01:25</meta:creation-date>
    <dc:date>2013-05-20T18:25:04</dc:date>
    <meta:editing-duration>PT2M12S</meta:editing-duration>
    <meta:editing-cycles>2</meta:editing-cycles>
    <meta:generator>LibreOffice/4.0.2.2$Linux_X86_64 LibreOffice_project/4c82dcdd6efcd48b1d8bba66bfe1989deee49c3</meta:generator>
    <meta:document-statistic meta:table-count="0" meta:image-count="0" meta:object-count="0" meta:page-count="1" meta:paragraph-count="14" meta:word-count="548" meta:character-count="3226" meta:non-whitespace-character-count="2692"/>
  </office:meta>
</office:document-meta>
</file>